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upload_new" table:style-name="ta1">
        <table:shapes>
          <draw:frame draw:z-index="0" draw:style-name="gr1" draw:text-style-name="P1" svg:width="16.2157in" svg:height="9.1209in" svg:x="0in" svg:y="8.374in">
            <draw:object draw:notify-on-update-of-ranges="results_upload_new.A2:results_upload_new.A12 results_upload_new.I1:results_upload_new.I1 results_upload_new.I2:results_upload_new.I12 results_upload_new.J1:results_upload_new.J1 results_upload_new.J2:results_upload_new.J12 results_upload_new.K1:results_upload_new.K1 results_upload_new.K2:results_upload_new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payload_size_bytes</text:p>
          </table:table-cell>
          <table:table-cell office:value-type="string" calcext:value-type="string">
            <text:p>total_time_ms</text:p>
          </table:table-cell>
          <table:table-cell office:value-type="string" calcext:value-type="string">
            <text:p>avg_time_ms</text:p>
          </table:table-cell>
          <table:table-cell office:value-type="string" calcext:value-type="string">
            <text:p>min_time_ms</text:p>
          </table:table-cell>
          <table:table-cell office:value-type="string" calcext:value-type="string">
            <text:p>max_time_ms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ev_time_ms</text:p>
          </table:table-cell>
          <table:table-cell office:value-type="string" calcext:value-type="string">
            <text:p>avg_bandwidth_mbps</text:p>
          </table:table-cell>
          <table:table-cell office:value-type="string" calcext:value-type="string">
            <text:p>avg_upload_time</text:p>
          </table:table-cell>
          <table:table-cell office:value-type="string" calcext:value-type="string">
            <text:p>avg_server_time</text:p>
          </table:table-cell>
          <table:table-cell office:value-type="string" calcext:value-type="string">
            <text:p>avg_response_tim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8.411368" calcext:value-type="float">
            <text:p>2208.411368</text:p>
          </table:table-cell>
          <table:table-cell office:value-type="float" office:value="220.8411368" calcext:value-type="float">
            <text:p>220.8411368</text:p>
          </table:table-cell>
          <table:table-cell office:value-type="float" office:value="204.131429" calcext:value-type="float">
            <text:p>204.131429</text:p>
          </table:table-cell>
          <table:table-cell office:value-type="float" office:value="245.861226" calcext:value-type="float">
            <text:p>245.861226</text:p>
          </table:table-cell>
          <table:table-cell office:value-type="float" office:value="223.210132" calcext:value-type="float">
            <text:p>223.210132</text:p>
          </table:table-cell>
          <table:table-cell office:value-type="float" office:value="13.5628781999589" calcext:value-type="float">
            <text:p>13.5628781999589</text:p>
          </table:table-cell>
          <table:table-cell office:value-type="float" office:value="0.00000452814187832056" calcext:value-type="float">
            <text:p>4.52814187832056E-06</text:p>
          </table:table-cell>
          <table:table-cell office:value-type="float" office:value="149.8376953125" calcext:value-type="float">
            <text:p>149.8376953125</text:p>
          </table:table-cell>
          <table:table-cell office:value-type="float" office:value="0.2200439453125" calcext:value-type="float">
            <text:p>0.2200439453125</text:p>
          </table:table-cell>
          <table:table-cell office:value-type="float" office:value="70.6422607421875" calcext:value-type="float">
            <text:p>70.6422607421875</text:p>
          </table:table-cell>
          <table:table-cell table:formula="of:=[.C2]-[.I2]" office:value-type="float" office:value="71.0034414875" calcext:value-type="float">
            <text:p>71.0034414875</text:p>
          </table:table-cell>
          <table:table-cell table:formula="of:=[.L2]*100/[.C2]" office:value-type="float" office:value="32.1513656904432" calcext:value-type="float">
            <text:p>32.15136569044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6.706433" calcext:value-type="float">
            <text:p>2266.706433</text:p>
          </table:table-cell>
          <table:table-cell office:value-type="float" office:value="226.6706433" calcext:value-type="float">
            <text:p>226.6706433</text:p>
          </table:table-cell>
          <table:table-cell office:value-type="float" office:value="205.529077" calcext:value-type="float">
            <text:p>205.529077</text:p>
          </table:table-cell>
          <table:table-cell office:value-type="float" office:value="246.900164" calcext:value-type="float">
            <text:p>246.900164</text:p>
          </table:table-cell>
          <table:table-cell office:value-type="float" office:value="227.474421" calcext:value-type="float">
            <text:p>227.474421</text:p>
          </table:table-cell>
          <table:table-cell office:value-type="float" office:value="14.3763628096054" calcext:value-type="float">
            <text:p>14.3763628096054</text:p>
          </table:table-cell>
          <table:table-cell office:value-type="float" office:value="0.00000441168730736999" calcext:value-type="float">
            <text:p>4.41168730736999E-06</text:p>
          </table:table-cell>
          <table:table-cell office:value-type="float" office:value="157.798681640625" calcext:value-type="float">
            <text:p>157.798681640625</text:p>
          </table:table-cell>
          <table:table-cell office:value-type="float" office:value="0.2064453125" calcext:value-type="float">
            <text:p>0.2064453125</text:p>
          </table:table-cell>
          <table:table-cell office:value-type="float" office:value="68.694873046875" calcext:value-type="float">
            <text:p>68.694873046875</text:p>
          </table:table-cell>
          <table:table-cell table:formula="of:=[.C3]-[.I3]" office:value-type="float" office:value="68.871961659375" calcext:value-type="float">
            <text:p>68.871961659375</text:p>
          </table:table-cell>
          <table:table-cell table:formula="of:=[.L3]*100/[.C3]" office:value-type="float" office:value="30.3841559086337" calcext:value-type="float">
            <text:p>30.384155908633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2.438436" calcext:value-type="float">
            <text:p>2272.438436</text:p>
          </table:table-cell>
          <table:table-cell office:value-type="float" office:value="227.2438436" calcext:value-type="float">
            <text:p>227.2438436</text:p>
          </table:table-cell>
          <table:table-cell office:value-type="float" office:value="203.769628" calcext:value-type="float">
            <text:p>203.769628</text:p>
          </table:table-cell>
          <table:table-cell office:value-type="float" office:value="271.925898" calcext:value-type="float">
            <text:p>271.925898</text:p>
          </table:table-cell>
          <table:table-cell office:value-type="float" office:value="218.521264" calcext:value-type="float">
            <text:p>218.521264</text:p>
          </table:table-cell>
          <table:table-cell office:value-type="float" office:value="20.6929296270563" calcext:value-type="float">
            <text:p>20.6929296270563</text:p>
          </table:table-cell>
          <table:table-cell office:value-type="float" office:value="0.000044005592589792" calcext:value-type="float">
            <text:p>4.4005592589792E-05</text:p>
          </table:table-cell>
          <table:table-cell office:value-type="float" office:value="155.928198242188" calcext:value-type="float">
            <text:p>155.928198242188</text:p>
          </table:table-cell>
          <table:table-cell office:value-type="float" office:value="0.3016845703125" calcext:value-type="float">
            <text:p>0.3016845703125</text:p>
          </table:table-cell>
          <table:table-cell office:value-type="float" office:value="70.6701171875" calcext:value-type="float">
            <text:p>70.6701171875</text:p>
          </table:table-cell>
          <table:table-cell table:formula="of:=[.C4]-[.I4]" office:value-type="float" office:value="71.315645357812" calcext:value-type="float">
            <text:p>71.315645357812</text:p>
          </table:table-cell>
          <table:table-cell table:formula="of:=[.L4]*100/[.C4]" office:value-type="float" office:value="31.3828723489396" calcext:value-type="float">
            <text:p>31.382872348939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2.734055" calcext:value-type="float">
            <text:p>2302.734055</text:p>
          </table:table-cell>
          <table:table-cell office:value-type="float" office:value="230.2734055" calcext:value-type="float">
            <text:p>230.2734055</text:p>
          </table:table-cell>
          <table:table-cell office:value-type="float" office:value="204.586124" calcext:value-type="float">
            <text:p>204.586124</text:p>
          </table:table-cell>
          <table:table-cell office:value-type="float" office:value="274.760276" calcext:value-type="float">
            <text:p>274.760276</text:p>
          </table:table-cell>
          <table:table-cell office:value-type="float" office:value="224.9752545" calcext:value-type="float">
            <text:p>224.9752545</text:p>
          </table:table-cell>
          <table:table-cell office:value-type="float" office:value="22.4995442007973" calcext:value-type="float">
            <text:p>22.4995442007973</text:p>
          </table:table-cell>
          <table:table-cell office:value-type="float" office:value="0.000434266387744025" calcext:value-type="float">
            <text:p>0.000434266387744025</text:p>
          </table:table-cell>
          <table:table-cell office:value-type="float" office:value="158.638818359375" calcext:value-type="float">
            <text:p>158.638818359375</text:p>
          </table:table-cell>
          <table:table-cell office:value-type="float" office:value="0.2065673828125" calcext:value-type="float">
            <text:p>0.2065673828125</text:p>
          </table:table-cell>
          <table:table-cell office:value-type="float" office:value="71.4546142578125" calcext:value-type="float">
            <text:p>71.4546142578125</text:p>
          </table:table-cell>
          <table:table-cell table:formula="of:=[.C5]-[.I5]" office:value-type="float" office:value="71.634587140625" calcext:value-type="float">
            <text:p>71.634587140625</text:p>
          </table:table-cell>
          <table:table-cell table:formula="of:=[.L5]*100/[.C5]" office:value-type="float" office:value="31.1084933950938" calcext:value-type="float">
            <text:p>31.108493395093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1.484274" calcext:value-type="float">
            <text:p>2231.484274</text:p>
          </table:table-cell>
          <table:table-cell office:value-type="float" office:value="223.1484274" calcext:value-type="float">
            <text:p>223.1484274</text:p>
          </table:table-cell>
          <table:table-cell office:value-type="float" office:value="205.524207" calcext:value-type="float">
            <text:p>205.524207</text:p>
          </table:table-cell>
          <table:table-cell office:value-type="float" office:value="242.771732" calcext:value-type="float">
            <text:p>242.771732</text:p>
          </table:table-cell>
          <table:table-cell office:value-type="float" office:value="221.756605" calcext:value-type="float">
            <text:p>221.756605</text:p>
          </table:table-cell>
          <table:table-cell office:value-type="float" office:value="13.2739742758578" calcext:value-type="float">
            <text:p>13.2739742758578</text:p>
          </table:table-cell>
          <table:table-cell office:value-type="float" office:value="0.00448132219281775" calcext:value-type="float">
            <text:p>0.00448132219281775</text:p>
          </table:table-cell>
          <table:table-cell office:value-type="float" office:value="153.248559570312" calcext:value-type="float">
            <text:p>153.248559570312</text:p>
          </table:table-cell>
          <table:table-cell office:value-type="float" office:value="0.338916015625" calcext:value-type="float">
            <text:p>0.338916015625</text:p>
          </table:table-cell>
          <table:table-cell office:value-type="float" office:value="69.6125244140625" calcext:value-type="float">
            <text:p>69.6125244140625</text:p>
          </table:table-cell>
          <table:table-cell table:formula="of:=[.C6]-[.I6]" office:value-type="float" office:value="69.899867829688" calcext:value-type="float">
            <text:p>69.899867829688</text:p>
          </table:table-cell>
          <table:table-cell table:formula="of:=[.L6]*100/[.C6]" office:value-type="float" office:value="31.3243828980208" calcext:value-type="float">
            <text:p>31.324382898020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27.612001" calcext:value-type="float">
            <text:p>2227.612001</text:p>
          </table:table-cell>
          <table:table-cell office:value-type="float" office:value="222.7612001" calcext:value-type="float">
            <text:p>222.7612001</text:p>
          </table:table-cell>
          <table:table-cell office:value-type="float" office:value="210.437424" calcext:value-type="float">
            <text:p>210.437424</text:p>
          </table:table-cell>
          <table:table-cell office:value-type="float" office:value="249.953448" calcext:value-type="float">
            <text:p>249.953448</text:p>
          </table:table-cell>
          <table:table-cell office:value-type="float" office:value="219.3803685" calcext:value-type="float">
            <text:p>219.3803685</text:p>
          </table:table-cell>
          <table:table-cell office:value-type="float" office:value="12.7690717139685" calcext:value-type="float">
            <text:p>12.7690717139685</text:p>
          </table:table-cell>
          <table:table-cell office:value-type="float" office:value="0.0448911210547927" calcext:value-type="float">
            <text:p>0.0448911210547927</text:p>
          </table:table-cell>
          <table:table-cell office:value-type="float" office:value="152.790698242188" calcext:value-type="float">
            <text:p>152.790698242188</text:p>
          </table:table-cell>
          <table:table-cell office:value-type="float" office:value="0.233740234375" calcext:value-type="float">
            <text:p>0.233740234375</text:p>
          </table:table-cell>
          <table:table-cell office:value-type="float" office:value="69.7755615234375" calcext:value-type="float">
            <text:p>69.7755615234375</text:p>
          </table:table-cell>
          <table:table-cell table:formula="of:=[.C7]-[.I7]" office:value-type="float" office:value="69.970501857812" calcext:value-type="float">
            <text:p>69.970501857812</text:p>
          </table:table-cell>
          <table:table-cell table:formula="of:=[.L7]*100/[.C7]" office:value-type="float" office:value="31.4105426916364" calcext:value-type="float">
            <text:p>31.4105426916364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477.882932" calcext:value-type="float">
            <text:p>5477.882932</text:p>
          </table:table-cell>
          <table:table-cell office:value-type="float" office:value="547.7882932" calcext:value-type="float">
            <text:p>547.7882932</text:p>
          </table:table-cell>
          <table:table-cell office:value-type="float" office:value="517.727907" calcext:value-type="float">
            <text:p>517.727907</text:p>
          </table:table-cell>
          <table:table-cell office:value-type="float" office:value="639.385796" calcext:value-type="float">
            <text:p>639.385796</text:p>
          </table:table-cell>
          <table:table-cell office:value-type="float" office:value="537.7507375" calcext:value-type="float">
            <text:p>537.7507375</text:p>
          </table:table-cell>
          <table:table-cell office:value-type="float" office:value="35.4884803561503" calcext:value-type="float">
            <text:p>35.4884803561503</text:p>
          </table:table-cell>
          <table:table-cell office:value-type="float" office:value="0.182552276566249" calcext:value-type="float">
            <text:p>0.182552276566249</text:p>
          </table:table-cell>
          <table:table-cell office:value-type="float" office:value="476.158862304688" calcext:value-type="float">
            <text:p>476.158862304688</text:p>
          </table:table-cell>
          <table:table-cell office:value-type="float" office:value="0.408837890625" calcext:value-type="float">
            <text:p>0.408837890625</text:p>
          </table:table-cell>
          <table:table-cell office:value-type="float" office:value="71.0322998046875" calcext:value-type="float">
            <text:p>71.0322998046875</text:p>
          </table:table-cell>
          <table:table-cell table:formula="of:=[.C8]-[.I8]" office:value-type="float" office:value="71.629430895312" calcext:value-type="float">
            <text:p>71.629430895312</text:p>
          </table:table-cell>
          <table:table-cell table:formula="of:=[.L8]*100/[.C8]" office:value-type="float" office:value="13.076115679084" calcext:value-type="float">
            <text:p>13.076115679084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906.464493" calcext:value-type="float">
            <text:p>8906.464493</text:p>
          </table:table-cell>
          <table:table-cell office:value-type="float" office:value="890.6464493" calcext:value-type="float">
            <text:p>890.6464493</text:p>
          </table:table-cell>
          <table:table-cell office:value-type="float" office:value="821.086795" calcext:value-type="float">
            <text:p>821.086795</text:p>
          </table:table-cell>
          <table:table-cell office:value-type="float" office:value="1059.521852" calcext:value-type="float">
            <text:p>1059.521852</text:p>
          </table:table-cell>
          <table:table-cell office:value-type="float" office:value="869.9958245" calcext:value-type="float">
            <text:p>869.9958245</text:p>
          </table:table-cell>
          <table:table-cell office:value-type="float" office:value="71.2064411152682" calcext:value-type="float">
            <text:p>71.2064411152682</text:p>
          </table:table-cell>
          <table:table-cell office:value-type="float" office:value="1.12277997715698" calcext:value-type="float">
            <text:p>1.12277997715698</text:p>
          </table:table-cell>
          <table:table-cell office:value-type="float" office:value="819.732421875" calcext:value-type="float">
            <text:p>819.732421875</text:p>
          </table:table-cell>
          <table:table-cell office:value-type="float" office:value="1.770263671875" calcext:value-type="float">
            <text:p>1.770263671875</text:p>
          </table:table-cell>
          <table:table-cell office:value-type="float" office:value="69.097314453125" calcext:value-type="float">
            <text:p>69.097314453125</text:p>
          </table:table-cell>
          <table:table-cell table:formula="of:=[.C9]-[.I9]" office:value-type="float" office:value="70.914027425" calcext:value-type="float">
            <text:p>70.914027425</text:p>
          </table:table-cell>
          <table:table-cell table:formula="of:=[.L9]*100/[.C9]" office:value-type="float" office:value="7.9620850092351" calcext:value-type="float">
            <text:p>7.9620850092351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7206.117412" calcext:value-type="float">
            <text:p>17206.117412</text:p>
          </table:table-cell>
          <table:table-cell office:value-type="float" office:value="1720.6117412" calcext:value-type="float">
            <text:p>1720.6117412</text:p>
          </table:table-cell>
          <table:table-cell office:value-type="float" office:value="1539.901002" calcext:value-type="float">
            <text:p>1539.901002</text:p>
          </table:table-cell>
          <table:table-cell office:value-type="float" office:value="1969.951528" calcext:value-type="float">
            <text:p>1969.951528</text:p>
          </table:table-cell>
          <table:table-cell office:value-type="float" office:value="1690.052345" calcext:value-type="float">
            <text:p>1690.052345</text:p>
          </table:table-cell>
          <table:table-cell office:value-type="float" office:value="132.518208339306" calcext:value-type="float">
            <text:p>132.518208339306</text:p>
          </table:table-cell>
          <table:table-cell office:value-type="float" office:value="5.81188641257657" calcext:value-type="float">
            <text:p>5.81188641257657</text:p>
          </table:table-cell>
          <table:table-cell office:value-type="float" office:value="1576.13576660156" calcext:value-type="float">
            <text:p>1576.13576660156</text:p>
          </table:table-cell>
          <table:table-cell office:value-type="float" office:value="73.864892578125" calcext:value-type="float">
            <text:p>73.864892578125</text:p>
          </table:table-cell>
          <table:table-cell office:value-type="float" office:value="70.5993408203125" calcext:value-type="float">
            <text:p>70.5993408203125</text:p>
          </table:table-cell>
          <table:table-cell table:formula="of:=[.C10]-[.I10]" office:value-type="float" office:value="144.47597459844" calcext:value-type="float">
            <text:p>144.47597459844</text:p>
          </table:table-cell>
          <table:table-cell table:formula="of:=[.L10]*100/[.C10]" office:value-type="float" office:value="8.39677953712433" calcext:value-type="float">
            <text:p>8.39677953712433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91034.389707" calcext:value-type="float">
            <text:p>91034.389707</text:p>
          </table:table-cell>
          <table:table-cell office:value-type="float" office:value="9103.4389707" calcext:value-type="float">
            <text:p>9103.4389707</text:p>
          </table:table-cell>
          <table:table-cell office:value-type="float" office:value="8390.784347" calcext:value-type="float">
            <text:p>8390.784347</text:p>
          </table:table-cell>
          <table:table-cell office:value-type="float" office:value="10178.355312" calcext:value-type="float">
            <text:p>10178.355312</text:p>
          </table:table-cell>
          <table:table-cell office:value-type="float" office:value="8869.886103" calcext:value-type="float">
            <text:p>8869.886103</text:p>
          </table:table-cell>
          <table:table-cell office:value-type="float" office:value="622.471551577423" calcext:value-type="float">
            <text:p>622.471551577423</text:p>
          </table:table-cell>
          <table:table-cell office:value-type="float" office:value="10.9848597131102" calcext:value-type="float">
            <text:p>10.9848597131102</text:p>
          </table:table-cell>
          <table:table-cell office:value-type="float" office:value="8267.62768554688" calcext:value-type="float">
            <text:p>8267.62768554688</text:p>
          </table:table-cell>
          <table:table-cell office:value-type="float" office:value="753.454125976563" calcext:value-type="float">
            <text:p>753.454125976563</text:p>
          </table:table-cell>
          <table:table-cell office:value-type="float" office:value="82.3181884765625" calcext:value-type="float">
            <text:p>82.3181884765625</text:p>
          </table:table-cell>
          <table:table-cell table:formula="of:=[.C11]-[.I11]" office:value-type="float" office:value="835.811285153119" calcext:value-type="float">
            <text:p>835.811285153119</text:p>
          </table:table-cell>
          <table:table-cell table:formula="of:=[.L11]*100/[.C11]" office:value-type="float" office:value="9.18126971404137" calcext:value-type="float">
            <text:p>9.18126971404137</text:p>
          </table:table-cell>
          <table:table-cell table:number-columns-repeated="3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811787.921888" calcext:value-type="float">
            <text:p>811787.921888</text:p>
          </table:table-cell>
          <table:table-cell office:value-type="float" office:value="81178.7921888" calcext:value-type="float">
            <text:p>81178.7921888</text:p>
          </table:table-cell>
          <table:table-cell office:value-type="float" office:value="73630.733874" calcext:value-type="float">
            <text:p>73630.733874</text:p>
          </table:table-cell>
          <table:table-cell office:value-type="float" office:value="87326.522404" calcext:value-type="float">
            <text:p>87326.522404</text:p>
          </table:table-cell>
          <table:table-cell office:value-type="float" office:value="80390.7308215" calcext:value-type="float">
            <text:p>80390.7308215</text:p>
          </table:table-cell>
          <table:table-cell office:value-type="float" office:value="4019.89007409707" calcext:value-type="float">
            <text:p>4019.89007409707</text:p>
          </table:table-cell>
          <table:table-cell office:value-type="float" office:value="12.3184882780009" calcext:value-type="float">
            <text:p>12.3184882780009</text:p>
          </table:table-cell>
          <table:table-cell office:value-type="float" office:value="73151.4111816406" calcext:value-type="float">
            <text:p>73151.4111816406</text:p>
          </table:table-cell>
          <table:table-cell office:value-type="float" office:value="7848.16381835938" calcext:value-type="float">
            <text:p>7848.16381835938</text:p>
          </table:table-cell>
          <table:table-cell office:value-type="float" office:value="179.225" calcext:value-type="float">
            <text:p>179.225</text:p>
          </table:table-cell>
          <table:table-cell table:formula="of:=[.C12]-[.I12]" office:value-type="float" office:value="8027.38100715941" calcext:value-type="float">
            <text:p>8027.38100715941</text:p>
          </table:table-cell>
          <table:table-cell table:formula="of:=[.L12]*100/[.C12]" office:value-type="float" office:value="9.88851988397398" calcext:value-type="float">
            <text:p>9.88851988397398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8"/>
          <table:table-cell table:formula="of:=[.I2]+[.J2]+[.K2]" office:value-type="float" office:value="220.7" calcext:value-type="float">
            <text:p>220.7</text:p>
          </table:table-cell>
          <table:table-cell/>
          <table:table-cell table:formula="of:=[.I2]*100/[.$C$2]" office:value-type="float" office:value="67.8486343095568" calcext:value-type="float">
            <text:p>67.8486343095568</text:p>
          </table:table-cell>
          <table:table-cell table:formula="of:=[.J2]*100/[.$C$2]" office:value-type="float" office:value="0.0996390203840411" calcext:value-type="float">
            <text:p>0.0996390203840411</text:p>
          </table:table-cell>
          <table:table-cell table:formula="of:=[.K2]*100/[.$C$2]" office:value-type="float" office:value="31.987817924594" calcext:value-type="float">
            <text:p>31.987817924594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3]+[.J3]+[.K3]" office:value-type="float" office:value="226.7" calcext:value-type="float">
            <text:p>226.7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4]+[.J4]+[.K4]" office:value-type="float" office:value="226.9" calcext:value-type="float">
            <text:p>226.9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5]+[.J5]+[.K5]" office:value-type="float" office:value="230.3" calcext:value-type="float">
            <text:p>230.3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6]+[.J6]+[.K6]" office:value-type="float" office:value="223.199999999999" calcext:value-type="float">
            <text:p>223.199999999999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7]+[.J7]+[.K7]" office:value-type="float" office:value="222.8" calcext:value-type="float">
            <text:p>222.8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8]+[.J8]+[.K8]" office:value-type="float" office:value="547.6" calcext:value-type="float">
            <text:p>547.6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9]+[.J9]+[.K9]" office:value-type="float" office:value="890.6" calcext:value-type="float">
            <text:p>890.6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10]+[.J10]+[.K10]" office:value-type="float" office:value="1720.6" calcext:value-type="float">
            <text:p>1720.6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11]+[.J11]+[.K11]" office:value-type="float" office:value="9103.40000000001" calcext:value-type="float">
            <text:p>9103.40000000001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12]+[.J12]+[.K12]" office:value-type="float" office:value="81178.8" calcext:value-type="float">
            <text:p>81178.8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13]+[.J13]+[.K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14]+[.J14]+[.K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6158440913663" calcext:value-type="float">
            <text:p>69.6158440913663</text:p>
          </table:table-cell>
          <table:table-cell office:value-type="float" office:value="0.0910772164822281" calcext:value-type="float">
            <text:p>0.0910772164822281</text:p>
          </table:table-cell>
          <table:table-cell office:value-type="float" office:value="30.3060299502291" calcext:value-type="float">
            <text:p>30.3060299502291</text:p>
          </table:table-cell>
          <table:table-cell/>
          <table:table-cell table:formula="of:=AVERAGE([.N30:.N34])" office:value-type="float" office:value="30.9907635739" calcext:value-type="float">
            <text:p>30.9907635739</text:p>
          </table:table-cell>
        </table:table-row>
        <table:table-row table:style-name="ro1">
          <table:table-cell table:number-columns-repeated="8"/>
          <table:table-cell table:formula="of:=[.I15]+[.J15]+[.K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8.6171276510604" calcext:value-type="float">
            <text:p>68.6171276510604</text:p>
          </table:table-cell>
          <table:table-cell office:value-type="float" office:value="0.132758082917983" calcext:value-type="float">
            <text:p>0.132758082917983</text:p>
          </table:table-cell>
          <table:table-cell office:value-type="float" office:value="31.0988038522598" calcext:value-type="float">
            <text:p>31.098803852259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.8915066049062" calcext:value-type="float">
            <text:p>68.8915066049062</text:p>
          </table:table-cell>
          <table:table-cell office:value-type="float" office:value="0.0897052711597215" calcext:value-type="float">
            <text:p>0.0897052711597215</text:p>
          </table:table-cell>
          <table:table-cell office:value-type="float" office:value="31.0303372213829" calcext:value-type="float">
            <text:p>31.030337221382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8.6756171019792" calcext:value-type="float">
            <text:p>68.6756171019792</text:p>
          </table:table-cell>
          <table:table-cell office:value-type="float" office:value="0.151879186232168" calcext:value-type="float">
            <text:p>0.151879186232168</text:p>
          </table:table-cell>
          <table:table-cell office:value-type="float" office:value="31.1956150554806" calcext:value-type="float">
            <text:p>31.19561505548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8.5894573083637" calcext:value-type="float">
            <text:p>68.5894573083637</text:p>
          </table:table-cell>
          <table:table-cell office:value-type="float" office:value="0.104928611567037" calcext:value-type="float">
            <text:p>0.104928611567037</text:p>
          </table:table-cell>
          <table:table-cell office:value-type="float" office:value="31.3230317901477" calcext:value-type="float">
            <text:p>31.323031790147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.923884320916" calcext:value-type="float">
            <text:p>86.923884320916</text:p>
          </table:table-cell>
          <table:table-cell office:value-type="float" office:value="0.0746342876801369" calcext:value-type="float">
            <text:p>0.0746342876801369</text:p>
          </table:table-cell>
          <table:table-cell office:value-type="float" office:value="12.967108039082" calcext:value-type="float">
            <text:p>12.96710803908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.0379149907649" calcext:value-type="float">
            <text:p>92.0379149907649</text:p>
          </table:table-cell>
          <table:table-cell office:value-type="string" calcext:value-type="string">
            <text:p>2d2525</text:p>
          </table:table-cell>
          <table:table-cell office:value-type="float" office:value="7.75810811432884" calcext:value-type="float">
            <text:p>7.7581081143288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.6032204628757" calcext:value-type="float">
            <text:p>91.6032204628757</text:p>
          </table:table-cell>
          <table:table-cell office:value-type="float" office:value="4.29294365541233" calcext:value-type="float">
            <text:p>4.29294365541233</text:p>
          </table:table-cell>
          <table:table-cell office:value-type="float" office:value="4.10315349650437" calcext:value-type="float">
            <text:p>4.1031534965043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0.8187302859586" calcext:value-type="float">
            <text:p>90.8187302859586</text:p>
          </table:table-cell>
          <table:table-cell office:value-type="float" office:value="8.27658787411662" calcext:value-type="float">
            <text:p>8.27658787411662</text:p>
          </table:table-cell>
          <table:table-cell office:value-type="float" office:value="0.904253752252405" calcext:value-type="float">
            <text:p>0.90425375225240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0.111480116026" calcext:value-type="float">
            <text:p>90.111480116026</text:p>
          </table:table-cell>
          <table:table-cell office:value-type="float" office:value="9.66775140002904" calcext:value-type="float">
            <text:p>9.66775140002904</text:p>
          </table:table-cell>
          <table:table-cell office:value-type="float" office:value="0.22077810616247" calcext:value-type="float">
            <text:p>0.22077810616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22:29:05.469931020</dc:date>
    <meta:editing-duration>PT22M42S</meta:editing-duration>
    <meta:editing-cycles>2</meta:editing-cycles>
    <meta:generator>LibreOffice/7.3.7.2$Linux_X86_64 LibreOffice_project/30$Build-2</meta:generator>
    <meta:document-statistic meta:table-count="1" meta:cell-count="2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89cm" svg:height="23.168cm" xlink:href=".." xlink:type="simple" chart:class="chart:bar" chart:style-name="ch1">
        <chart:legend chart:legend-position="end" svg:x="37.444cm" svg:y="10.787cm" style:legend-expansion="high" chart:style-name="ch2"/>
        <chart:plot-area chart:style-name="ch3" table:cell-range-address="results_upload_new.A2:results_upload_new.A12 results_upload_new.I1:results_upload_new.K12" chart:data-source-has-labels="both" svg:x="0.823cm" svg:y="0.463cm" svg:width="35.798cm" svg:height="22.242cm">
          <chart:coordinate-region svg:x="1.947cm" svg:y="0.662cm" svg:width="34.674cm" svg:height="21.396cm"/>
          <chart:axis chart:dimension="x" chart:name="primary-x" chart:style-name="ch4" chartooo:axis-type="auto">
            <chartooo:date-scale/>
            <chart:categories table:cell-range-address="results_upload_new.A2:results_upload_new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upload_new.I2:results_upload_new.I12" chart:label-cell-address="results_upload_new.I1:results_upload_new.I1" chart:class="chart:bar">
            <chart:data-point chart:repeated="11"/>
          </chart:series>
          <chart:series chart:style-name="ch8" chart:values-cell-range-address="results_upload_new.J2:results_upload_new.J12" chart:label-cell-address="results_upload_new.J1:results_upload_new.J1" chart:class="chart:bar">
            <chart:data-point chart:repeated="11"/>
          </chart:series>
          <chart:series chart:style-name="ch9" chart:values-cell-range-address="results_upload_new.K2:results_upload_new.K12" chart:label-cell-address="results_upload_new.K1:results_upload_new.K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upload_time</text:p>
                <draw:g>
                  <svg:desc>results_upload_new.I1:results_upload_new.I1</svg:desc>
                </draw:g>
              </table:table-cell>
              <table:table-cell office:value-type="string">
                <text:p>avg_server_time</text:p>
                <draw:g>
                  <svg:desc>results_upload_new.J1:results_upload_new.J1</svg:desc>
                </draw:g>
              </table:table-cell>
              <table:table-cell office:value-type="string">
                <text:p>avg_response_time</text:p>
                <draw:g>
                  <svg:desc>results_upload_new.K1:results_upload_new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upload_new.A2:results_upload_new.A12</svg:desc>
                </draw:g>
              </table:table-cell>
              <table:table-cell office:value-type="float" office:value="149.8376953125">
                <text:p>149.8376953125</text:p>
                <draw:g>
                  <svg:desc>results_upload_new.I2:results_upload_new.I12</svg:desc>
                </draw:g>
              </table:table-cell>
              <table:table-cell office:value-type="float" office:value="0.2200439453125">
                <text:p>0.2200439453125</text:p>
                <draw:g>
                  <svg:desc>results_upload_new.J2:results_upload_new.J12</svg:desc>
                </draw:g>
              </table:table-cell>
              <table:table-cell office:value-type="float" office:value="70.6422607421875">
                <text:p>70.6422607421875</text:p>
                <draw:g>
                  <svg:desc>results_upload_new.K2:results_upload_new.K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7.798681640625">
                <text:p>157.798681640625</text:p>
              </table:table-cell>
              <table:table-cell office:value-type="float" office:value="0.2064453125">
                <text:p>0.2064453125</text:p>
              </table:table-cell>
              <table:table-cell office:value-type="float" office:value="68.694873046875">
                <text:p>68.694873046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5.928198242188">
                <text:p>155.928198242188</text:p>
              </table:table-cell>
              <table:table-cell office:value-type="float" office:value="0.3016845703125">
                <text:p>0.3016845703125</text:p>
              </table:table-cell>
              <table:table-cell office:value-type="float" office:value="70.6701171875">
                <text:p>70.6701171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8.638818359375">
                <text:p>158.638818359375</text:p>
              </table:table-cell>
              <table:table-cell office:value-type="float" office:value="0.2065673828125">
                <text:p>0.2065673828125</text:p>
              </table:table-cell>
              <table:table-cell office:value-type="float" office:value="71.4546142578125">
                <text:p>71.45461425781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3.248559570312">
                <text:p>153.248559570312</text:p>
              </table:table-cell>
              <table:table-cell office:value-type="float" office:value="0.338916015625">
                <text:p>0.338916015625</text:p>
              </table:table-cell>
              <table:table-cell office:value-type="float" office:value="69.6125244140625">
                <text:p>69.61252441406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2.790698242188">
                <text:p>152.790698242188</text:p>
              </table:table-cell>
              <table:table-cell office:value-type="float" office:value="0.233740234375">
                <text:p>0.233740234375</text:p>
              </table:table-cell>
              <table:table-cell office:value-type="float" office:value="69.7755615234375">
                <text:p>69.77556152343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76.158862304688">
                <text:p>476.158862304688</text:p>
              </table:table-cell>
              <table:table-cell office:value-type="float" office:value="0.408837890625">
                <text:p>0.408837890625</text:p>
              </table:table-cell>
              <table:table-cell office:value-type="float" office:value="71.0322998046875">
                <text:p>71.0322998046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19.732421875">
                <text:p>819.732421875</text:p>
              </table:table-cell>
              <table:table-cell office:value-type="float" office:value="1.770263671875">
                <text:p>1.770263671875</text:p>
              </table:table-cell>
              <table:table-cell office:value-type="float" office:value="69.097314453125">
                <text:p>69.0973144531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76.13576660156">
                <text:p>1576.13576660156</text:p>
              </table:table-cell>
              <table:table-cell office:value-type="float" office:value="73.864892578125">
                <text:p>73.864892578125</text:p>
              </table:table-cell>
              <table:table-cell office:value-type="float" office:value="70.5993408203125">
                <text:p>70.599340820312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8267.62768554688">
                <text:p>8267.62768554688</text:p>
              </table:table-cell>
              <table:table-cell office:value-type="float" office:value="753.454125976563">
                <text:p>753.454125976563</text:p>
              </table:table-cell>
              <table:table-cell office:value-type="float" office:value="82.3181884765625">
                <text:p>82.3181884765625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73151.4111816406">
                <text:p>73151.4111816406</text:p>
              </table:table-cell>
              <table:table-cell office:value-type="float" office:value="7848.16381835938">
                <text:p>7848.16381835938</text:p>
              </table:table-cell>
              <table:table-cell office:value-type="float" office:value="179.225">
                <text:p>179.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